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he: viinikellarin hallintaohjelma</text:p>
      <text:p text:style-name="P1"/>
      <text:p text:style-name="Standard">Toteutetaan järjestelmä, jonka avulla pidetään kirjaa viinikellarin sisältämistä viineistä. Käyttäjän ei välttämättä tarvitse luoda omaa kellaria, vaan hän voi käyttää ohjelmaa pelkästään omien viiniarvioiden tallentamiseen tai muiden käyttäjien tekemien arvioiden tarkasteluun. Järjestelmä listaa viinit ja viiniarviot käyttäjän valitsemien kriteerien (esim. maa, alue, vuosikerta) mukaan.</text:p>
      <text:p text:style-name="Standard"/>
      <text:p text:style-name="Standard"><text:span text:style-name="T1">Käyttäjät</text:span>: viiniharrastajat</text:p>
      <text:p text:style-name="Standard"/>
      <text:p text:style-name="Standard">Kaikkien käyttäjien toiminnot:</text:p>
      <text:list xml:id="list17770236161" text:style-name="L1">
        <text:list-item>
          <text:p text:style-name="P2">mahdollisuus perustaa oma kellari</text:p>
          <text:list>
            <text:list-item>
              <text:p text:style-name="P2">edellytyksenä käyttäjätunnuksen luominen</text:p>
            </text:list-item>
          </text:list>
        </text:list-item>
        <text:list-item>
          <text:p text:style-name="P2">viinien ja arvioiden listaus</text:p>
          <text:list>
            <text:list-item>
              <text:p text:style-name="P2">tyylin, maan, alueen, vuosikerran jne. mukaan.</text:p>
            </text:list-item>
          </text:list>
        </text:list-item>
      </text:list>
      <text:p text:style-name="Standard">Kirjautuneen käyttäjän toiminnot:</text:p>
      <text:list xml:id="list1451240125" text:style-name="L2">
        <text:list-item>
          <text:p text:style-name="P3">viinin lisääminen järjestelmään</text:p>
        </text:list-item>
        <text:list-item>
          <text:p text:style-name="P3">arvion lisääminen järjestelmään </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ko Talvensaari</meta:initial-creator>
    <meta:creation-date>2013-01-14T16:47:34</meta:creation-date>
    <dc:date>2013-01-22T19:14:05</dc:date>
    <dc:creator>Mikko Talvensaari</dc:creator>
    <meta:editing-duration>PT11M39S</meta:editing-duration>
    <meta:editing-cycles>4</meta:editing-cycles>
    <meta:generator>LibreOffice/3.5$Linux_X86_64 LibreOffice_project/350m1$Build-2</meta:generator>
    <meta:document-statistic meta:table-count="0" meta:image-count="0" meta:object-count="0" meta:page-count="1" meta:paragraph-count="11" meta:word-count="84" meta:character-count="731" meta:non-whitespace-character-count="731"/>
  </office:meta>
</office:document-meta>
</file>